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32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ff0000"/>
      <style:text-properties fo:color="#ffffff" fo:font-size="16pt" fo:font-weight="bold" style:font-size-asian="16pt" style:font-weight-asian="bold" style:font-size-complex="16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Días</text:p>
          </table:table-cell>
          <table:table-cell table:style-name="ce1" office:value-type="string">
            <text:p>Personas</text:p>
          </table:table-cell>
          <table:table-cell table:style-name="ce1" office:value-type="string">
            <text:p>horas/(dia*persona)</text:p>
          </table:table-cell>
          <table:table-cell table:style-name="ce1" office:value-type="string">
            <text:p>horas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table:number-columns-spanned="5" table:number-rows-spanned="1">
            <text:p>PLANIFICACIÓ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3]*[.C3]*[.D3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4]*[.C4]*[.D4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5]*[.C5]*[.D5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6]*[.C6]*[.D6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7]*[.C7]*[.D7]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8]*[.C8]*[.D8]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9]*[.C9]*[.D9]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5" table:number-rows-spanned="1">
            <text:p>MODELADO, ANALISIS Y DISEÑO</text:p>
          </table:table-cell>
          <table:covered-table-cell/>
          <table:covered-table-cell office:value-type="float" office:value="2">
            <text:p>2</text:p>
          </table:covered-table-cell>
          <table:covered-table-cell office:value-type="float" office:value="3">
            <text:p>3</text:p>
          </table:covered-table-cell>
          <table:covered-table-cell table:formula="of:=[.B10]*[.C10]*[.D10]" office:value-type="float" office:value="0">
            <text:p>0</text:p>
          </table:covered-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1]*[.C11]*[.D11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2]*[.C12]*[.D12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3]*[.C13]*[.D13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4]*[.C14]*[.D14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5]*[.C15]*[.D15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6]*[.C16]*[.D16]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7]*[.C17]*[.D17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8]*[.C18]*[.D18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9]*[.C19]*[.D19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20]*[.C20]*[.D20]" office:value-type="float" office:value="1.5">
            <text:p>1,5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1]*[.C21]*[.D21]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style-name="ce4" office:value-type="string" table:number-columns-spanned="5" table:number-rows-spanned="1">
            <text:p>IMPLEMENTACION</text:p>
          </table:table-cell>
          <table:covered-table-cell/>
          <table:covered-table-cell office:value-type="float" office:value="2">
            <text:p>2</text:p>
          </table:covered-table-cell>
          <table:covered-table-cell office:value-type="float" office:value="3">
            <text:p>3</text:p>
          </table:covered-table-cell>
          <table:covered-table-cell table:formula="of:=[.B22]*[.C22]*[.D22]" office:value-type="float" office:value="0">
            <text:p>0</text:p>
          </table:covered-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3]*[.C23]*[.D23]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24]*[.C24]*[.D24]" office:value-type="float" office:value="30">
            <text:p>3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5" office:value-type="string" table:number-columns-spanned="4" table:number-rows-spanned="1">
            <text:p>TOTAL</text:p>
          </table:table-cell>
          <table:covered-table-cell/>
          <table:covered-table-cell office:value-type="float" office:value="2">
            <text:p>2</text:p>
          </table:covered-table-cell>
          <table:covered-table-cell office:value-type="float" office:value="3">
            <text:p>3</text:p>
          </table:covered-table-cell>
          <table:table-cell table:style-name="ce6" table:formula="of:=SUM([.E3:.E27])" office:value-type="float" office:value="129">
            <text:p>129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10/05/2011</text:date>, <text:time>14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20M28S</meta:editing-duration>
    <meta:editing-cycles>9</meta:editing-cycles>
    <meta:generator>OpenOffice.org/3.2$Win32 OpenOffice.org_project/320m12$Build-9483</meta:generator>
    <dc:date>2011-05-10T14:47:42.03</dc:date>
    <meta:document-statistic meta:table-count="3" meta:cell-count="120" meta:object-count="0"/>
    <meta:user-defined meta:name="Info 1"/>
    <meta:user-defined meta:name="Info 2"/>
    <meta:user-defined meta:name="Info 3"/>
    <meta:user-defined meta:name="Info 4"/>
  </office:meta>
</office:document-meta>
</file>